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TFTPEntryParser.getDefaul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TFTPEntryParser.NTFTPEnt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FTPEntryParser.NTFTPEntryParser( FTPCli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TFTPEntryParser.parseFTPEntry( String entr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